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03cm" table:align="margins"/>
    </style:style>
    <style:style style:name="Table1.A" style:family="table-column">
      <style:table-column-properties style:column-width="1.498cm" style:rel-column-width="5738*"/>
    </style:style>
    <style:style style:name="Table1.B" style:family="table-column">
      <style:table-column-properties style:column-width="9.902cm" style:rel-column-width="37944*"/>
    </style:style>
    <style:style style:name="Table1.C" style:family="table-column">
      <style:table-column-properties style:column-width="5.703cm" style:rel-column-width="2185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0fbb9c" officeooo:paragraph-rsid="000fbb9c" style:font-size-asian="10.5pt" style:font-weight-asian="bold" style:font-size-complex="12pt" style:font-weight-complex="bold"/>
    </style:style>
    <style:style style:name="P2"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15c8b9" officeooo:paragraph-rsid="0015c8b9" style:font-size-asian="10.5pt" style:font-weight-asian="bold" style:font-size-complex="12pt" style:font-weight-complex="bold"/>
    </style:style>
    <style:style style:name="P3"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1bcc10" officeooo:paragraph-rsid="001bcc10" style:font-size-asian="10.5pt" style:font-weight-asian="bold" style:font-size-complex="12pt" style:font-weight-complex="bold"/>
    </style:style>
    <style:style style:name="P4"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23f571" officeooo:paragraph-rsid="0023f571" style:font-size-asian="10.5pt" style:font-weight-asian="bold" style:font-size-complex="12pt" style:font-weight-complex="normal"/>
    </style:style>
    <style:style style:name="P5"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none" fo:font-weight="bold" officeooo:rsid="000fbb9c" officeooo:paragraph-rsid="000fbb9c" style:font-size-asian="10.5pt" style:font-weight-asian="bold" style:font-size-complex="12pt" style:font-weight-complex="bold"/>
    </style:style>
    <style:style style:name="P6"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none" fo:font-weight="bold" officeooo:rsid="001bcc10" officeooo:paragraph-rsid="001bcc10" style:font-size-asian="10.5pt" style:font-weight-asian="bold" style:font-size-complex="12pt" style:font-weight-complex="bold"/>
    </style:style>
    <style:style style:name="P7"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0fbb9c" officeooo:paragraph-rsid="000fbb9c" style:font-size-asian="10.5pt" style:font-weight-asian="normal" style:font-size-complex="12pt" style:font-weight-complex="normal"/>
    </style:style>
    <style:style style:name="P8"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15c8b9" officeooo:paragraph-rsid="0015c8b9" style:font-size-asian="10.5pt" style:font-weight-asian="normal" style:font-size-complex="12pt" style:font-weight-complex="normal"/>
    </style:style>
    <style:style style:name="P9"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1bcc10" officeooo:paragraph-rsid="001bcc10" style:font-size-asian="10.5pt" style:font-weight-asian="normal" style:font-size-complex="12pt" style:font-weight-complex="normal"/>
    </style:style>
    <style:style style:name="P10"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3f571" officeooo:paragraph-rsid="0023f571" style:font-size-asian="10.5pt" style:font-weight-asian="normal" style:font-size-complex="12pt" style:font-weight-complex="normal"/>
    </style:style>
    <style:style style:name="P11"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3f571" officeooo:paragraph-rsid="00252830" style:font-size-asian="10.5pt" style:font-weight-asian="normal" style:font-size-complex="12pt" style:font-weight-complex="normal"/>
    </style:style>
    <style:style style:name="P12"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52830" officeooo:paragraph-rsid="00252830" style:font-size-asian="10.5pt" style:font-weight-asian="normal" style:font-size-complex="12pt" style:font-weight-complex="normal"/>
    </style:style>
    <style:style style:name="P13"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52830" officeooo:paragraph-rsid="002a8a3c" style:font-size-asian="10.5pt" style:font-weight-asian="normal" style:font-size-complex="12pt" style:font-weight-complex="normal"/>
    </style:style>
    <style:style style:name="P14"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a8a3c" officeooo:paragraph-rsid="002a8a3c" style:font-size-asian="10.5pt" style:font-weight-asian="normal" style:font-size-complex="12pt" style:font-weight-complex="normal"/>
    </style:style>
    <style:style style:name="P15"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c1c2a" officeooo:paragraph-rsid="002c1c2a" style:font-size-asian="10.5pt" style:font-weight-asian="normal" style:font-size-complex="12pt" style:font-weight-complex="normal"/>
    </style:style>
    <style:style style:name="P16"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officeooo:rsid="001d0bc1" officeooo:paragraph-rsid="001bcc10" style:font-size-asian="12pt" style:font-size-complex="12pt"/>
    </style:style>
    <style:style style:name="P17"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officeooo:rsid="001e8745" officeooo:paragraph-rsid="001bcc10" style:font-size-asian="12pt" style:font-size-complex="12pt"/>
    </style:style>
    <style:style style:name="P18"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1bcc10"/>
    </style:style>
    <style:style style:name="P19"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2d882a"/>
    </style:style>
    <style:style style:name="P20"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underline-style="none" fo:font-weight="normal" officeooo:rsid="00252830" officeooo:paragraph-rsid="00252830" style:font-weight-asian="normal" style:font-weight-complex="normal"/>
    </style:style>
    <style:style style:name="P21"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underline-style="none" fo:font-weight="normal" officeooo:rsid="002a8a3c" officeooo:paragraph-rsid="002a8a3c" style:font-weight-asian="normal" style:font-weight-complex="normal"/>
    </style:style>
    <style:style style:name="P22"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underline-style="none" officeooo:rsid="002d882a" officeooo:paragraph-rsid="002d882a"/>
    </style:style>
    <style:style style:name="P23"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underline-style="none" officeooo:rsid="002ded46" officeooo:paragraph-rsid="002ded46"/>
    </style:style>
    <style:style style:name="P24"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underline-style="solid" style:text-underline-width="auto" style:text-underline-color="font-color" fo:font-weight="bold" officeooo:rsid="00252830" officeooo:paragraph-rsid="00252830" style:font-weight-asian="bold" style:font-weight-complex="bold"/>
    </style:style>
    <style:style style:name="P25"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rsid="002d882a" officeooo:paragraph-rsid="002d882a"/>
    </style:style>
    <style:style style:name="P26"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officeooo:rsid="002031d8" officeooo:paragraph-rsid="001bcc10" style:font-size-asian="12pt" style:font-size-complex="12pt"/>
    </style:style>
    <style:style style:name="P27"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officeooo:rsid="002d882a" officeooo:paragraph-rsid="002d882a" style:font-size-asian="12pt" style:font-size-complex="12pt"/>
    </style:style>
    <style:style style:name="P28"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officeooo:rsid="002ded46" officeooo:paragraph-rsid="002d882a" style:font-size-asian="12pt" style:font-size-complex="12pt"/>
    </style:style>
    <style:style style:name="P29"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officeooo:rsid="002ded46" officeooo:paragraph-rsid="002ded46" style:font-size-asian="12pt" style:font-size-complex="12pt"/>
    </style:style>
    <style:style style:name="P30"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officeooo:rsid="002d882a" officeooo:paragraph-rsid="002d882a" style:font-size-asian="12pt" style:font-size-complex="12pt"/>
    </style:style>
    <style:style style:name="P31"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officeooo:rsid="002d882a" officeooo:paragraph-rsid="002fdee5" style:font-size-asian="12pt" style:font-size-complex="12pt"/>
    </style:style>
    <style:style style:name="P32"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fo:font-weight="normal" officeooo:rsid="00252830" officeooo:paragraph-rsid="00252830" style:font-size-asian="12pt" style:font-weight-asian="normal" style:font-size-complex="12pt" style:font-weight-complex="normal"/>
    </style:style>
    <style:style style:name="P33"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fo:font-weight="normal" officeooo:rsid="00252830" officeooo:paragraph-rsid="0026316d" style:font-size-asian="12pt" style:font-weight-asian="normal" style:font-size-complex="12pt" style:font-weight-complex="normal"/>
    </style:style>
    <style:style style:name="P34"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fo:font-weight="normal" officeooo:rsid="0026316d" officeooo:paragraph-rsid="0026316d" style:font-size-asian="12pt" style:font-weight-asian="normal" style:font-size-complex="12pt" style:font-weight-complex="normal"/>
    </style:style>
    <style:style style:name="P35"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fo:font-weight="normal" officeooo:rsid="002a8a3c" officeooo:paragraph-rsid="002a8a3c" style:font-size-asian="12pt" style:font-weight-asian="normal" style:font-size-complex="12pt" style:font-weight-complex="normal"/>
    </style:style>
    <style:style style:name="P36"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2pt" style:text-underline-style="solid" style:text-underline-width="auto" style:text-underline-color="font-color" fo:font-weight="bold" officeooo:rsid="002fdee5" officeooo:paragraph-rsid="002fdee5" style:font-size-asian="12pt" style:font-weight-asian="bold" style:font-size-complex="12pt" style:font-weight-complex="bold"/>
    </style:style>
    <style:style style:name="P37"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2pt" style:text-underline-style="solid" style:text-underline-width="auto" style:text-underline-color="font-color" fo:font-weight="bold" officeooo:rsid="002031d8" officeooo:paragraph-rsid="00252830" style:font-size-asian="12pt" style:font-weight-asian="bold" style:font-size-complex="12pt" style:font-weight-complex="bold"/>
    </style:style>
    <style:style style:name="P38"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2pt" style:text-underline-style="solid" style:text-underline-width="auto" style:text-underline-color="font-color" fo:font-weight="bold" officeooo:rsid="00252830" officeooo:paragraph-rsid="00252830" style:font-size-asian="12pt" style:font-weight-asian="bold" style:font-size-complex="12pt" style:font-weight-complex="bold"/>
    </style:style>
    <style:style style:name="P39"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5pt" style:text-underline-style="solid" style:text-underline-width="auto" style:text-underline-color="font-color" fo:font-weight="bold" officeooo:rsid="0035a9a2" officeooo:paragraph-rsid="0035a9a2" style:font-size-asian="13.1000003814697pt" style:font-weight-asian="bold" style:font-size-complex="15pt" style:font-weight-complex="bold"/>
    </style:style>
    <style:style style:name="P40"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5pt" style:text-underline-style="solid" style:text-underline-width="auto" style:text-underline-color="font-color" fo:font-weight="bold" officeooo:rsid="00384e0b" officeooo:paragraph-rsid="00384e0b" style:font-size-asian="13.1000003814697pt" style:font-weight-asian="bold" style:font-size-complex="15pt" style:font-weight-complex="bold"/>
    </style:style>
    <style:style style:name="P41"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5pt" style:text-underline-style="none" fo:font-weight="bold" officeooo:rsid="0035a9a2" officeooo:paragraph-rsid="0035a9a2" style:font-size-asian="13.1000003814697pt" style:font-weight-asian="bold" style:font-size-complex="15pt" style:font-weight-complex="bold"/>
    </style:style>
    <style:style style:name="P42"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5pt" style:text-underline-style="none" fo:font-weight="bold" officeooo:rsid="00384e0b" officeooo:paragraph-rsid="00384e0b" style:font-size-asian="13.1000003814697pt" style:font-weight-asian="bold" style:font-size-complex="15pt" style:font-weight-complex="bold"/>
    </style:style>
    <style:style style:name="P43" style:family="paragraph" style:parent-style-name="Preformatted_20_Text" style:master-page-name="">
      <loext:graphic-properties draw:fill="none"/>
      <style:paragraph-properties fo:margin-left="0cm" fo:margin-right="0cm" fo:margin-top="0cm" fo:margin-bottom="0cm" loext:contextual-spacing="false" fo:line-height="150%" fo:text-align="center" style:justify-single-word="false" fo:text-indent="0cm" style:auto-text-indent="false" style:page-number="auto" fo:background-color="transparent"/>
      <style:text-properties style:font-name="Times New Roman" fo:font-size="12pt" style:text-underline-style="solid" style:text-underline-width="auto" style:text-underline-color="font-color" fo:font-weight="bold" officeooo:rsid="000fbb9c" officeooo:paragraph-rsid="000fbb9c" style:font-size-asian="10.5pt" style:font-weight-asian="bold" style:font-size-complex="12pt" style:font-weight-complex="bold"/>
    </style:style>
    <style:style style:name="P44" style:family="paragraph" style:parent-style-name="Standard">
      <style:text-properties officeooo:paragraph-rsid="00252830"/>
    </style:style>
    <style:style style:name="P45" style:family="paragraph" style:parent-style-name="Table_20_Contents">
      <style:paragraph-properties fo:text-align="start" style:justify-single-word="false"/>
      <style:text-properties style:font-name="Times New Roman" fo:font-size="12pt" officeooo:rsid="002fdee5" officeooo:paragraph-rsid="002fdee5" style:font-name-asian="Courier New" style:font-size-asian="12pt" style:font-name-complex="Liberation Mono" style:font-size-complex="12pt"/>
    </style:style>
    <style:style style:name="P46" style:family="paragraph" style:parent-style-name="Table_20_Contents">
      <style:paragraph-properties fo:text-align="start" style:justify-single-word="false"/>
      <style:text-properties style:font-name="Times New Roman" fo:font-size="12pt" officeooo:rsid="00308708" officeooo:paragraph-rsid="00308708" style:font-name-asian="Courier New" style:font-size-asian="12pt" style:font-name-complex="Liberation Mono" style:font-size-complex="12pt"/>
    </style:style>
    <style:style style:name="P47" style:family="paragraph" style:parent-style-name="Table_20_Contents">
      <style:paragraph-properties fo:text-align="start" style:justify-single-word="false"/>
      <style:text-properties style:font-name="Times New Roman" fo:font-size="12pt" style:font-name-asian="Courier New" style:font-size-asian="12pt" style:font-name-complex="Liberation Mono" style:font-size-complex="12pt"/>
    </style:style>
    <style:style style:name="P48" style:family="paragraph" style:parent-style-name="Table_20_Heading">
      <style:text-properties style:font-name="Times New Roman" fo:font-size="12pt" officeooo:rsid="002fdee5" officeooo:paragraph-rsid="002fdee5" style:font-name-asian="Courier New" style:font-size-asian="12pt" style:font-name-complex="Liberation Mono" style:font-size-complex="12pt"/>
    </style:style>
    <style:style style:name="P49"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5pt" style:text-underline-style="solid" style:text-underline-width="auto" style:text-underline-color="font-color" fo:font-weight="bold" officeooo:rsid="0035a9a2" officeooo:paragraph-rsid="0035a9a2" style:font-size-asian="13.1000003814697pt" style:font-weight-asian="bold" style:font-size-complex="15pt" style:font-weight-complex="bold"/>
    </style:style>
    <style:style style:name="P50"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5pt" style:text-underline-style="solid" style:text-underline-width="auto" style:text-underline-color="font-color" fo:font-weight="bold" officeooo:rsid="003b2fc4" officeooo:paragraph-rsid="003b2fc4" style:font-size-asian="13.1000003814697pt" style:font-weight-asian="bold" style:font-size-complex="15pt" style:font-weight-complex="bold"/>
    </style:style>
    <style:style style:name="P51"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5pt" style:text-underline-style="none" fo:font-weight="bold" officeooo:rsid="003b2fc4" officeooo:paragraph-rsid="003b2fc4" style:font-size-asian="13.1000003814697pt" style:font-weight-asian="bold" style:font-size-complex="15pt" style:font-weight-complex="bold"/>
    </style:style>
    <style:style style:name="P52" style:family="paragraph">
      <loext:graphic-properties draw:fill-color="#ffffff"/>
    </style:style>
    <style:style style:name="P53" style:family="paragraph">
      <loext:graphic-properties draw:fill="none" draw:fill-color="#ffffff"/>
    </style:style>
    <style:style style:name="P54" style:family="paragraph">
      <style:paragraph-properties fo:text-align="center"/>
    </style:style>
    <style:style style:name="T1" style:family="text">
      <style:text-properties officeooo:rsid="0010d34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font-name="Times New Roman" fo:font-size="12pt" style:text-underline-style="none" fo:font-weight="normal" officeooo:rsid="001bcc10" style:font-size-asian="10.5pt" style:font-weight-asian="normal" style:font-size-complex="12pt" style:font-weight-complex="normal"/>
    </style:style>
    <style:style style:name="T5" style:family="text">
      <style:text-properties style:font-name="Times New Roman" fo:font-size="12pt" style:text-underline-style="none" fo:font-weight="normal" officeooo:rsid="001d0bc1" style:font-size-asian="10.5pt" style:font-weight-asian="normal" style:font-size-complex="12pt" style:font-weight-complex="normal"/>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1d0bc1" style:font-size-asian="12pt" style:font-size-complex="12pt"/>
    </style:style>
    <style:style style:name="T8" style:family="text">
      <style:text-properties style:font-name="Times New Roman" fo:font-size="12pt" officeooo:rsid="001e8745" style:font-size-asian="12pt" style:font-size-complex="12pt"/>
    </style:style>
    <style:style style:name="T9" style:family="text">
      <style:text-properties style:font-name="Times New Roman" fo:font-size="12pt" fo:font-style="italic" style:font-size-asian="12pt" style:font-size-complex="12pt"/>
    </style:style>
    <style:style style:name="T10" style:family="text">
      <style:text-properties style:text-position="sub 58%" style:font-name="Times New Roman" fo:font-size="12pt" officeooo:rsid="001e8745" style:font-size-asian="12pt" style:font-size-complex="12pt"/>
    </style:style>
    <style:style style:name="T11" style:family="text">
      <style:text-properties style:text-position="sub 58%" style:font-name="Times New Roman" fo:font-size="12pt" officeooo:rsid="002031d8" style:font-size-asian="12pt" style:font-size-complex="12pt"/>
    </style:style>
    <style:style style:name="T12" style:family="text">
      <style:text-properties style:text-position="0% 100%"/>
    </style:style>
    <style:style style:name="T13" style:family="text">
      <style:text-properties style:text-position="0% 100%" style:font-name="Times New Roman" fo:font-size="12pt" style:font-size-asian="12pt" style:font-size-complex="12pt"/>
    </style:style>
    <style:style style:name="T14" style:family="text">
      <style:text-properties style:text-position="0% 100%" style:font-name="Times New Roman" fo:font-size="12pt" officeooo:rsid="001e8745" style:font-size-asian="12pt" style:font-size-complex="12pt"/>
    </style:style>
    <style:style style:name="T15" style:family="text">
      <style:text-properties style:text-position="0% 100%" style:font-name="Times New Roman" fo:font-size="12pt" officeooo:rsid="002031d8" style:font-size-asian="12pt" style:font-size-complex="12pt"/>
    </style:style>
    <style:style style:name="T16" style:family="text">
      <style:text-properties style:text-position="0% 100%" style:font-name="Times New Roman" fo:font-size="12pt" officeooo:rsid="002d882a" style:font-size-asian="12pt" style:font-size-complex="12pt"/>
    </style:style>
    <style:style style:name="T17" style:family="text">
      <style:text-properties style:text-position="0% 100%" style:font-name="Times New Roman" fo:font-size="12pt" officeooo:rsid="002ded46" style:font-size-asian="12pt" style:font-size-complex="12pt"/>
    </style:style>
    <style:style style:name="T18" style:family="text">
      <style:text-properties style:text-position="0% 100%" style:font-name="Times New Roman" fo:font-size="12pt" style:text-underline-style="solid" style:text-underline-width="auto" style:text-underline-color="font-color" style:font-size-asian="12pt" style:font-size-complex="12pt"/>
    </style:style>
    <style:style style:name="T19" style:family="text">
      <style:text-properties officeooo:rsid="00220195"/>
    </style:style>
    <style:style style:name="T20" style:family="text">
      <style:text-properties officeooo:rsid="00252830"/>
    </style:style>
    <style:style style:name="T21" style:family="text">
      <style:text-properties officeooo:rsid="002a8a3c"/>
    </style:style>
    <style:style style:name="T22" style:family="text">
      <style:text-properties officeooo:rsid="002c1c2a"/>
    </style:style>
    <style:style style:name="T23" style:family="text">
      <style:text-properties style:text-position="super 58%"/>
    </style:style>
    <style:style style:name="T24" style:family="text">
      <style:text-properties officeooo:rsid="00371047"/>
    </style:style>
    <style:style style:name="T25" style:family="text">
      <style:text-properties style:text-underline-style="none"/>
    </style:style>
    <style:style style:name="gr1" style:family="graphic">
      <style:graphic-properties draw:fill-color="#ffffff" draw:textarea-horizontal-align="justify" draw:textarea-vertical-align="middle" draw:auto-grow-height="false" fo:min-height="1.764cm" fo:min-width="2.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1.427cm" fo:min-width="3.4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1.305cm" fo:min-width="4.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1.235cm" fo:min-width="4.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fill-color="#ffffff" draw:textarea-horizontal-align="justify" draw:textarea-vertical-align="middle" draw:auto-grow-height="false" fo:min-height="1.171cm" fo:min-width="2.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709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2cm" fo:min-width="3.16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itle</text:p>
      <text:p text:style-name="P1"/>
      <text:p text:style-name="P6">Real-Time Map Based Pollution Monitoring And Data Management System</text:p>
      <text:p text:style-name="P5"/>
      <text:p text:style-name="P1">Introduction</text:p>
      <text:p text:style-name="P1"/>
      <text:p text:style-name="P7">For years, pollution has been a major issue faced by the mankind and it is increasing by the day. The recent pollution disasters that happened in major cities across the globe has taught us one thing and that is, it is important to keep an eye on the pollution that is increasing day-by-day. Many government and golbal organizations have started to work on it and almost a decade has passed since these programs have been functioning. But, the major issue with these organiztions is that they are focused on beating pollution on every front wether it be air pollution or water pollution. These organizations are more focused on ammending laws for pollution control and the monitoring process </text:p>
      <text:p text:style-name="P7">boils down to analyzing air quality and then making the changes in the environment laws. Also the issue is that these bodies are controlled by the central or federal government. But, pollution is no longer <text:span text:style-name="T1">an issue that can be tackled in a gradual and conventional manner. It needs an immediate attention and effective monitoring is required so that the authorities can take nessecary measures in order to solve the pollution problems. The pollution problem is more persistent in urban metropolitians and metros. But, the municipal corporations have a very little control over the situation because of lack of data to act upon. Recent developements in the smart city sector is also encouraging cities to develop monitoring systems. The city of Ahemadabad, Gujarat has implemented digital sign boards that show real time value of major air pollutants and overall air quality. This data is displayed to the people driving on the road so that they can take nessecary precautions in order to avoid or minimise the health risks due to pollution. But, this kind of project requires a huge amount of funds and is also not feasible everywhere. So we are building a minimalistic model to tackle the issue of monitoring pollution. Our main goal is to provide real-time data visualization and also provide a database which will store all the data and provide readings of various pollutants. The data will be visualized through the means of a map hence it would be easy to pinpoint the exact location when any kind of action is needed. We will also build a device in order to capture data and then feed it into a web application which can be used to monitor and visualize the data. The main aim of this project is to provide a centralized repository of sensor data and also to create an effective and centralized monitoring system. The low cost and feasiblity of the project makes it easy to use for both smart cities as well as small towns. Furthermore this kind of monitoring system will allow for developing effective counter-measures and control stratergies for keeping the pollution problem in check.</text:span></text:p>
      <text:p text:style-name="P7"/>
      <text:p text:style-name="P2">Literature Review</text:p>
      <text:p text:style-name="P8"/>
      <text:p text:style-name="P10">1. Accurate, high-resolution maps of traffic-related air pollution are needed both as a basis for assessing exposures as part of epidemiological studies, and to inform urban air-quality policy and traffic management. This paper assesses the use of a GIS-based, regression mapping technique to model spatial patterns of traffic-related air pollution. The model — developed using data from 80 passive sampler sites in Huddersfield, as part of the SAVIAH (Small Area Variations in Air Quality and Health) project — uses data on traffic flows and land cover in the 300-m buffer zone around each site, and altitude of the site, as predictors of NO2 concentrations. It was tested here by application in four urban areas in the UK: Huddersfield (for the year following that used for initial model development), Sheffield, Northampton, and part of London. In each case, a GIS was built in ArcInfo, integrating relevant data on road traffic, urban land use and topography. Monitoring of NO2 was undertaken using replicate passive samplers (in London, data were obtained from surveys carried out as part of the London network). In Huddersfield, Sheffield and Northampton, the model was first calibrated by comparing modelled results with monitored NO2 concentrations at 10 randomly selected sites; the calibrated model was then validated against data from a further 10–28 <text:soft-page-break/>sites. In London, where data for only 11 sites were available, validation was not undertaken. Results showed that the model performed well in all cases. After local calibration, the model gave estimates of mean annual NO2 concentrations within a factor of 1.5 of the actual mean (approx. 70–90%) of the time and within a factor of 2 between 70 and 100% of the time. r2 values between modelled and observed concentrations are in the range of 0.58–0.76. These results are comparable to those achieved by more sophisticated dispersion models. The model also has several advantages over dispersion modelling. It is able, for example, to provide high-resolution maps across a whole urban area without the need to interpolate between receptor points. It also offers substantially reduced costs and processing times compared to formal dispersion modelling. It is concluded that the model might thus be used as a means of mapping long-term air pollution concentrations either in support of local authority air-quality management strategies, or in epidemiological studies. [1]</text:p>
      <text:p text:style-name="P10"/>
      <text:p text:style-name="P10">2. Environmental monitoring constitutes an important field of application for wireless sensor networks. Given the severity of potential climate changes, environmental impact on cities, and pollution, it is a domain where sensor networks can have great impact and as such, is getting more and more attention. Current data collection techniques are indeed rather limited and make use of very expensive sensing stations, leading to a lack of appropriate observations. In this paper, we present SensorScope, a collaborative project between environmental and network researchers, that aims at providing an efficient and inexpensive out-of-the-box environmental monitoring system, based on a wireless sensor network. We especially focus on data gathering and present the hardware and network architecture of SensorScope. We also describe a real-world deployment, which took place on a rock glacier in Switzerland, as well as the results we obtained. [2]</text:p>
      <text:p text:style-name="P10"/>
      <text:p text:style-name="P10">3. This study addresses two objectives: (1) to develop a formal method of optimally locating a dense network of air pollution monitoring stations; and (2) to derive an exposure assessment model based on these monitoring data and related land use, population, and biophysical information. Previous studies have located monitors in an ad hoc fashion, favouring the placement of monitors in traffic “hot spots” or in areas deemed subjectively to be of interest. We apply our methodology in locating 100 nitrogen dioxide monitors in Toronto, Canada. Locations identified by the method represent land use, transportation infrastructure and the distribution of at-risk populations. Our exposure assessments derived from the monitoring program produce reasonable estimates at the intra-urban scale. The method for optimally locating monitors may have widespread applicability for the design of pollution monitoring networks, particularly for measuring traffic pollutants with fine-scale spatial variability. [3]</text:p>
      <text:p text:style-name="P10"/>
      <text:p text:style-name="P10">4. <text:s/>Kanaroglou, Pavlos S., et al. "Establishing an air pollution monitoring network for intra-urban population exposure assessment: A location-allocation approach." Atmospheric Environment 39.13 (2005): 2399-2409.</text:p>
      <text:p text:style-name="P10">The northern part of the Czech Republic ranks among the most industrially polluted areas of Europe due mainly to combustion of brown coal with high contents of pyrite and heavy metals. Fly ash produced through high-temperature combustion of fossil fuel is also rich in ferromagnetic minerals. These are also included in emissions, penetrate the soil, and can be identified using rock-magnetic methods. Magnetic susceptibility is directly linked to a concentration of ferromagnetic minerals and is dominated by high values of magnetite. This study reports on a method of monitoring the spatial distribution of pollution due to airborne solid particles based on measurements of magnetic susceptibility of the soil surface near a brown-coal-burning power plant. Areas with high emission levels and their maximum range are determined. A comparison of the spatial distribution of magnetic susceptibility with heavy-metal concentrations in soil samples suggests that magnetic mapping can be beneficially used as a rapid and inexpensive method to determine contamination due to industrial activity. [4]</text:p>
      <text:p text:style-name="P10"/>
      <text:p text:style-name="P10">5. Sensor networks are currently an active research area mainly due to the potential of their <text:soft-page-break/>applications. In this paper we investigate the use of Wireless Sensor Networks (WSN) for air pollution monitoring in Mauritius. With the fast growing industrial activities on the island, the problem of air pollution is becoming a major concern for the health of the population. We proposed an innovative system named Wireless Sensor Network Air Pollution Monitoring System (WAPMS) to monitor air pollution in Mauritius through the use of wireless sensors deployed in huge numbers around the island. The proposed system makes use of an Air Quality Index (AQI) which is presently not available in Mauritius. In order to improve the efficiency of WAPMS, we have designed and implemented a new data aggregation algorithm named Recursive Converging Quartiles (RCQ). The algorithm is used to merge data to eliminate duplicates, filter out invalid readings and summarise them into a simpler form which significantly reduce the amount of data to be transmitted to the sink and thus saving energy. For better power management we used a hierarchical routing protocol in WAPMS and caused the motes to sleep during idle time<text:span text:style-name="T3">. </text:span>[5]</text:p>
      <text:p text:style-name="P4"/>
      <text:p text:style-name="P10">6. This paper presents P-Sense (Pollution-Sense), a PS system for air pollution monitoring and control. The ultimate goal of this system is to allow government officials, international organizations, communities, and individuals access to the pollution data to address their particular problems and needs. P-Sense should provide large amounts of pollution data in time and space with different granularities. Government officials will have data to monitor and control the Air Quality Index (AQI) [1] of a city, state, or country; doctors will be able to correlate respiratory problems of their patients to the AQI they are exposed to during their daily activities, in the places they work and live; county officials, community developers, and realtors will have data to determine the best place where to build a new school or community and advertise properties according to the AQI where they are located. [6]</text:p>
      <text:p text:style-name="P10"/>
      <text:p text:style-name="P10">7. <text:s text:c="2"/>This paper describes the development of a gas sensor system to be used as a sensing node to form a dense real-time environmental monitoring network. Moreover, a new auto-calibration method is proposed to achieve the maintenance-free operation of the sensor network. The network connectivity can be used not only for data collection but also for the calibration and diagnosis of the sensors since the measured pollutant concentrations can be easily compared through the network with nearby sensors and governmental monitoring stations. Different pollutant concentrations are usually monitored at different sites. However, a case study on local NO2 distribution has shown that there exists a special condition under which pollutant concentrations become low and uniform in a certain local area. The baseline of the gas sensor response can be adjusted in this special occasion using the pollutant concentration values reported from the neighboring environmental monitoring stations. The experimental result has shown that NO2 concentration can be measured with sufficient accuracy by incorporating appropriate temperature and humidity compensation into calibration curves. Moreover, a case study on auto-calibration demonstrates its effectiveness in keeping the measurement accuracy of the sensor system in long-term operation. [7]</text:p>
      <text:p text:style-name="P8"/>
      <text:p text:style-name="P11">8. Air pollution is a serious problem in thickly populated and industrialized areas in Thailand, especially in Bangkok. The air pollution in Bangkok is abundant, especially in areas where pollution sources and the human population are concentrated. Economic growth and industrialization are proceeding at a rapid pace, accompanied by increasing emissions of air polluting sources. Furthermore, though the variety and quantities of polluting sources have increased dramatically, the development of a suitable method for monitoring the pollution causing sources has not followed at the same pace. Environmental impacts of air pollutants have impact on public health, vegetation, material deterioration etc. To prevent or minimize the damage caused by atmospheric pollution, suitable monitoring systems are urgently needed that can rapidly and reliably detect and quantify polluting sources for monitoring by regulating authorities in order to prevent further deterioration of the current pollution levels. Consequently, it is important that the current real-time air quality monitoring system, controlled by the Pollution Control Department (PCD), should be adapted or extended to aid in alleviating this problem.</text:p>
      <text:p text:style-name="P44"><text:soft-page-break/></text:p>
      <text:p text:style-name="P44">Nanotechnology has been applied to several industrial and domestic fields, for example, applications for gas monitoring systems, gas leak detectors in factories, fire and toxic gas detectors, ventilation control, breath alcohol detectors, and the like. Here we report an application example of studying air quality monitoring based on nanotechnology ‘solid state gas sensors’.</text:p>
      <text:p text:style-name="P44"/>
      <text:p text:style-name="P11">So as to carry out air pollution monitoring over an extensive area, a combination of ground measurements through inexpensive sensors and wireless GIS will be used for this purpose. This portable device, comprising solid state gas sensors integrated to a Personal Digital Assistant (PDA) linked through Bluetooth communication tools and Global Positioning System (GPS), will allow rapid dissemination of information on pollution levels at multiple sites simultaneously. The AQ report generated can be then published using Internet GIS to provide a real-time information service for the PCD, for increased public awareness and enhanced public participation. The local deterministic and geostatistical interpolation methods have been used for spatial prediction, and to find out the most suitable method for studying air pollution, based on observations at each monitoring site. <text:span text:style-name="T20">[8]</text:span></text:p>
      <text:p text:style-name="P8"/>
      <text:p text:style-name="P12">9. <text:s text:c="2"/>Passive Biomonitoring with the folious lichen Hypogymnia physodes (L.) Nyl. has been tested in Switzerland. Multielement analyses enable qualitative and quantitative conclusions about the composition and amount of important active pollutants. Many elements correlate well with the general air pollution indicator IAP18. Hypogymnia physodes possess good accumulation capacity for important air pollutants. The method has been calibrated for Pb and Cu with technical deposition measurements. The “Passive Biomonitoring” and “Calibrated Lichen Indication Method” compose together an “Integral Biological Testing System for Air Pollution in Switzerland”. This system enables detailed statements on total air pollution in general and on single pollutants as well. [9]</text:p>
      <text:p text:style-name="P12"/>
      <text:p text:style-name="P12">10. We describe a fully computer-controlled differential optical absorption spectroscopy system for atmospheric air pollution monitoring. A receiving optical telescope can sequentially tune in to light beams from a number of distant high-pressure Xe lamp light sources to cover the area of a medium-sized city. A beam-finding servosystem and automatic gain control permit unattended long-time monitoring. Using an astronomical code, we can also search and track celestial sources. Selected wavelength regions are rapidly and repetitively swept by a monochromator to sensitively record the atmospheric absorption spectrum while avoiding the detrimental effects of atmospheric turbulence. By computer fitting to stored laboratory spectra, we can evaluate the path-averaged concentration of a number of important pollutants such as NO2, SO2, and O3. A measurement of NH3 and NO close to the UV limit is also demonstrated. [10]</text:p>
      <text:p text:style-name="P12"/>
      <text:p text:style-name="P12">11. This paper presents an integrated exposure monitoring system, based on an expansion of existing air quality monitoring systems using dispersion modelling. The system allows: (1) identifying geographical areas whose inhabitants are most exposed to ambient pollution; (2) identifying how many people in an area are exposed to concentrations of pollution exceeding air quality guidelines; (3) describing the exposure of population subgroups (e.g. children); (4) planning pollution abatement measures and quantifying their effects; (5) establishing risk assessment and management programs, and (6) investigating the short- and long-term effects of both pollutants and pollution sources on public health. The effect of pollution is rarely very large and in order to discover it, exposure estimation must provide data that reflects both spatial and temporal variations. Estimates of pollution exposure are obtained using an integrated approach that combines results of measurements from monitoring programs with dispersion calculations. These values can serve as estimates for individual short-term or long-term exposure. The grouped data allows the expression of ambient pollution concentrations as the spatial distribution of estimates such as the mean or 98th percentile of such compounds as SO2, O3, NO2, PM10 and PM2.5. This integrated approach has been combined into a single software package, AirQUIS. [11]</text:p>
      <text:p text:style-name="P12"><text:soft-page-break/>12. The thermal/optical reflectance method of carbon analysis developed by Huntzicker et al. (in Particulate Carbon, Atmospheric Life Cycle, edited by Wolff G. T. and Klimisch R. L., pp. 79–88, Plenum Press, New York, 1982) has been adapted by several laboratories for the quantification of organic and elemental carbon on quartz-fiber filter deposits. While the principle used by these laboratories is identical to that of Huntzicker et al., the details differ with respect to calibration standards, analysis time, temperature ramping and volatilization/combustion temperatures. This paper reports a variation on this method which has been applied to over 27,000 samples taken in more than a dozen urban and regional air quality studies in the U.S.A. In this variation, a 0.5 cm2 punch from a dozen urban and regional air quality studies in 120, 250, 450 and 550°C in a pure helium atmosphere, then to combustion at temperatures of 550, 700 and 800°C in a 2% oxygen and 98% helium atmosphere. The carbon which evolves at each temperature is converted to methane and quantified with a flame ionization detector. The seven separate carbon fractions facilitate evaluation of the method and increase the information content concerning the samples.</text:p>
      <text:p text:style-name="P12">The reflectance from the deposit side of the filter punch is monitored throughout the analysis. This reflectance usually decreases during volatilization in the helium atmosphere owing to the pyrolysis of organic material. When oxygen is added, the reflectance increases as the light-absorbing carbon is combusted and removed. Organic carbon is defined as that which evolves prior to re-attainment of the original reflectance, and elemental carbon is defined as that which evolves after the original reflectance has been attained. By this definition, “organic carbon” is actually organic carbon that does not absorb light at the wavelength used (632.8 nm) and “elemental carbon” is light-absorbing organic and elemental carbon. Assumptions underlying the procedure are discussed, as well as comparisons with other methods and recommendations for further work. [12]</text:p>
      <text:p text:style-name="P12"/>
      <text:p text:style-name="P12"/>
      <text:p text:style-name="P12">13. This paper describes the development of a Web-based construction Project Performance Monitoring System (PPMS) that aims to assist project managers in exercising construction project control. With the aid of a panel of project management specialists, the following project performance measure categories are identified for inclusion in the PPMS: People, Cost, Time, Quality, Safety and Health, Environment, Client Satisfaction, and Communication. For each of the performance measure categories, performance indicators and their measurements are also established. The monitoring process is automated through the use of the World Wide Web and database technology. Data collection and dissemination are similarly automated. The use of the PPMS can help senior project management, project directors, project managers, etc., in monitoring and assessing project performance. [13]</text:p>
      <text:p text:style-name="P12"/>
      <text:p text:style-name="P13">14. <text:span text:style-name="T21">This paper presents the idea of monitoring ambient air pollution in real time . The system consists of a network of monitoring systems with peer-to-peer ability. Each of the monitoring system is well equipped with sensors and data logging and maintainance setups. The data gathered by the web server is delivered to the users through the means of web applications and mobile applications. The system is powered by four solar stations spread in an area of one kilometer-square. Assements and analysis of the data collected during the past four months has been performed. The efficieny of the operations performed depends upon the amount of data collected. [14]</text:span></text:p>
      <text:p text:style-name="P13"/>
      <text:p text:style-name="P14">15. Air pollution is a serious issue for the urban areas in the developed and developing nations. An alarming rise in the mortallity and morbidity rate has been observed due to the recent surge in air pollution levels. These findings and data has been important and has helped the authorities take better steps for control and device new standards for emission. [15]</text:p>
      <text:p text:style-name="P12"/>
      <text:p text:style-name="P12"/>
      <text:p text:style-name="P3">Methodology</text:p>
      <text:p text:style-name="P3"/>
      <text:p text:style-name="P15">This project can be classified as an Internet Of Things (IoT) project. We have studied 32 research <text:soft-page-break/>papers for this project in order to determine the viability of the idea. Now, we have have listed only 15 references as it was the maximum limit. But, we have picked up a lot of critical information from them and we have gained insight from them. Now most of these papers which present the idea of sensor network have had a network that is established after someone reports the pollution status to the environment department and then the network has been put in placed and nessecary data has been collected to ammend better environment laws by the local government. Most of these operations are broad scale but, temporary. Now we plan to build a sustainable system which will give real-time status of pollution and a lot of visibility in the entire process of pollution monitoring. This project is aimed at local authorities like the municipal corporation rather then the central government so that immediate action can be taken by them to control the pollution problem. </text:p>
      <text:p text:style-name="P9"/>
      <text:p text:style-name="P9"><text:span text:style-name="T22">This project can be briefly divided into</text:span> three main parts :-</text:p>
      <text:p text:style-name="P9"/>
      <text:p text:style-name="P9">1. Data Collection.</text:p>
      <text:p text:style-name="P9"/>
      <text:p text:style-name="P9">2. Data Monitoring.</text:p>
      <text:p text:style-name="P9"/>
      <text:p text:style-name="P9">3. Data Storage.</text:p>
      <text:p text:style-name="P9"/>
      <text:p text:style-name="P9"/>
      <text:p text:style-name="P9">1. <text:span text:style-name="T2">Data Collection:</text:span></text:p>
      <text:p text:style-name="P9"/>
      <text:p text:style-name="P9"><text:tab/><text:span text:style-name="T19">Data collection is an important part of this project. Any kind of monitoring system is functional only because of the data that has been provided to it. </text:span></text:p>
      <text:p text:style-name="P9"/>
      <text:p text:style-name="P18"><text:span text:style-name="T4"><text:tab/>Data collection will be consisting of reading data from sensors. Now, from the researches conducted, we have been able to deduce the major kind of data that we need. Looking at the urban pollutants </text:span><text:span text:style-name="T5">we have observed that the most prominent pollutant is the Particulate Matter (PM) and Suspended Particulate Matter (SPM). Hence we have decided to use a </text:span><text:span text:style-name="T6">DSM501A Particulater Matter and Suspended Particulate Matter Sensor </text:span><text:span text:style-name="T7">for detecting PM(2.5) or Particulate Matter, which is one of the major pollutants. Also it leads to various lung and carcinogenic diseases and skin problems. Particulate Matter concentrations have raised dramatically in the past decades to increase number of automobiles on urban roads. Hence we have decided that monitoring PM/SPM (Particulate Matter and Suspended Particulate Matter) is going to be one of the main agendas of our monitoring system. </text:span></text:p>
      <text:p text:style-name="P16"/>
      <text:p text:style-name="P18"><text:span text:style-name="T7"><text:tab/></text:span><text:span text:style-name="T8">Another major pollutant that has been identified is Carbon Monoxide (CO). Now, CO is not just a single pollutant but, it is also responsible for creating another harmfull pollutant i.e Ozone (O</text:span><text:span text:style-name="T10">3</text:span><text:span text:style-name="T8">) . Ozone is important for blocking UVs from sun but, at ground leve, Ozone is a dangerous gas. Carbon Monoxide is specifically dangerous as it effects the haemoglobin if the concentrations exceed 35 ppm (parts-per-million). From the research we have done, it has been clear that CO is present in spatial quantities but, that means that we need to effectively monitor it to keep its concentrations to safe levels. We will be using a MQ-7 sensor for measuring Carbon Monoxide. </text:span></text:p>
      <text:p text:style-name="P17"/>
      <text:p text:style-name="P18"><text:span text:style-name="T8"><text:tab/>Studies have pointed out that SO</text:span><text:span text:style-name="T10">2 <text:s/></text:span><text:span text:style-name="T14">and NO</text:span><text:span text:style-name="T10">2 <text:s/></text:span><text:span text:style-name="T14">are also major air pollutants and contribute to degradation of overall air quality. Also there are several hydro-carbon compounds that are pollutants although not major but, they effect the air quality a lot. Hence we have decided to use a MQ-135 sensor to </text:span><text:span text:style-name="T15">monitor SO</text:span><text:span text:style-name="T11">2 </text:span><text:span text:style-name="T15"><text:s/>and NO</text:span><text:span text:style-name="T11">2 <text:s/></text:span><text:span text:style-name="T15">levels as well as the overall air quality.</text:span></text:p>
      <text:p text:style-name="P26"/>
      <text:p text:style-name="P19"><text:span text:style-name="T15">T</text:span><text:span text:style-name="T16">he sensors will be interfaced on a Raspberry Pi and their data will recorded using the GPIO library (Python). The data from these sensors will then be directed to the web server and the storage.</text:span></text:p>
      <text:p text:style-name="P27"/>
      <text:p text:style-name="P25"><text:span text:style-name="T13">2. </text:span><text:span text:style-name="T18">Data Monitoring:</text:span></text:p>
      <text:p text:style-name="P22"><text:soft-page-break/><text:span text:style-name="T13"><text:tab/>Data Monitoring is the key component of the system. </text:span><text:span text:style-name="T17">To monitor the data we have decided to use Google Maps so that the position of our Raspberry Pi Module can be pinpointed and then by using color coding we can determine the levels of pollution in the vicinity of out Raspberry Pi Module. All of this will be achieved by creating a web server in Python using the Flask framework and the main desktop app will be a web application written in HTML, CSS , Bootstrap and JavaScript. The desktop app will have three options</text:span></text:p>
      <text:p text:style-name="P28"/>
      <text:p text:style-name="P29">1. Map Based Montioring</text:p>
      <text:p text:style-name="P29"/>
      <text:p text:style-name="P29">2. Individual Pollutant Monitoring</text:p>
      <text:p text:style-name="P29"/>
      <text:p text:style-name="P29">3. Statistics</text:p>
      <text:p text:style-name="P29"/>
      <text:p text:style-name="P23"><text:span text:style-name="T13">3. </text:span><text:span text:style-name="T18">Data Storage:</text:span></text:p>
      <text:p text:style-name="P29"/>
      <text:p text:style-name="P29"><text:tab/>Data Storage is nessecary in order to reference past datas and develop statistics from them. The data will be stored locally on the file system and can be downloaded in the form of excel shee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2"/>
      <text:p text:style-name="P22"/>
      <text:p text:style-name="P22"><draw:custom-shape text:anchor-type="paragraph" draw:z-index="0" draw:name="Shape7" draw:style-name="gr1" draw:text-style-name="P52" svg:width="3.97cm" svg:height="2.491cm" svg:x="12.508cm" svg:y="0.369cm"><text:p>Data Visualizatio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30"/>
      <text:p text:style-name="P30"><draw:custom-shape text:anchor-type="paragraph" draw:z-index="6" draw:name="Shape1" draw:style-name="gr7" draw:text-style-name="P52" svg:width="2.994cm" svg:height="1.655cm" svg:x="1.736cm" svg:y="0.413cm"><text:p text:style-name="Frame_20_contents"/><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draw:frame text:anchor-type="paragraph" draw:z-index="1" draw:name="Shape2" draw:style-name="gr2" draw:text-style-name="P53" svg:width="2.368cm" svg:height="0.733cm" svg:x="2.064cm" svg:y="0.448cm"><draw:text-box><text:p><text:s text:c="5"/>Sensors</text:p></draw:text-box></draw:frame></text:p>
      <text:p text:style-name="P30"/>
      <text:p text:style-name="P30"/>
      <text:p text:style-name="P30"><draw:line text:anchor-type="paragraph" draw:z-index="3" draw:name="Shape4" draw:style-name="gr4" draw:text-style-name="P54" svg:x1="3.231cm" svg:y1="0.138cm" svg:x2="3.266cm" svg:y2="3.689cm"><text:p/></draw:line><draw:line text:anchor-type="paragraph" draw:z-index="11" draw:name="Shape12" draw:style-name="gr4" draw:text-style-name="P54" svg:x1="14.457cm" svg:y1="0.025cm" svg:x2="14.508cm" svg:y2="3.759cm"><text:p/></draw:line></text:p>
      <text:p text:style-name="P30"/>
      <text:p text:style-name="P30"/>
      <text:p text:style-name="P30"/>
      <text:p text:style-name="P30"/>
      <text:p text:style-name="P30"/>
      <text:p text:style-name="P30"/>
      <text:p text:style-name="P30"><draw:custom-shape text:anchor-type="paragraph" draw:z-index="2" draw:name="Shape3" draw:style-name="gr3" draw:text-style-name="P52" svg:width="3.447cm" svg:height="1.428cm" svg:x="1.559cm" svg:y="0.28cm"><text:p><text:s text:c="6"/>Raspberry PI</text:p><draw:enhanced-geometry svg:viewBox="0 0 21600 21600" draw:type="rectangle" draw:enhanced-path="M 0 0 L 21600 0 21600 21600 0 21600 0 0 Z N"/></draw:custom-shape><draw:custom-shape text:anchor-type="paragraph" draw:z-index="4" draw:name="Shape5" draw:style-name="gr5" draw:text-style-name="P52" svg:width="4.248cm" svg:height="1.306cm" svg:x="6.87cm" svg:y="0.349cm"><text:p><text:tab/> <text:s text:c="2"/>Server</text:p><draw:enhanced-geometry svg:viewBox="0 0 21600 21600" draw:type="rectangle" draw:enhanced-path="M 0 0 L 21600 0 21600 21600 0 21600 0 0 Z N"/></draw:custom-shape><draw:custom-shape text:anchor-type="paragraph" draw:z-index="5" draw:name="Shape6" draw:style-name="gr6" draw:text-style-name="P52" svg:width="4.996cm" svg:height="1.235cm" svg:x="12.427cm" svg:y="0.351cm"><text:p><text:s text:c="10"/>Central Computer</text:p><draw:enhanced-geometry svg:viewBox="0 0 21600 21600" draw:type="rectangle" draw:enhanced-path="M 0 0 L 21600 0 21600 21600 0 21600 0 0 Z N"/></draw:custom-shape></text:p>
      <text:p text:style-name="P30"><draw:line text:anchor-type="paragraph" draw:z-index="10" draw:name="Shape11" draw:style-name="gr4" draw:text-style-name="P54" svg:x1="5.006cm" svg:y1="0.517cm" svg:x2="6.87cm" svg:y2="0.482cm"><text:p/></draw:line></text:p>
      <text:p text:style-name="P30"><draw:line text:anchor-type="paragraph" draw:z-index="12" draw:name="Shape13" draw:style-name="gr4" draw:text-style-name="P54" svg:x1="11.118cm" svg:y1="0.048cm" svg:x2="12.427cm" svg:y2="0.066cm"><text:p/></draw:line></text:p>
      <text:p text:style-name="P30"><draw:line text:anchor-type="paragraph" draw:z-index="9" draw:name="Shape10" draw:style-name="gr4" draw:text-style-name="P54" svg:x1="8.468cm" svg:y1="0.194cm" svg:x2="3.298cm" svg:y2="3.406cm"><text:p/></draw:line><draw:line text:anchor-type="paragraph" draw:z-index="13" draw:name="Shape14" draw:style-name="gr4" draw:text-style-name="P54" svg:x1="14.804cm" svg:y1="0.125cm" svg:x2="14.804cm" svg:y2="3.476cm"><text:p/></draw:line></text:p>
      <text:p text:style-name="P30"/>
      <text:p text:style-name="P30"/>
      <text:p text:style-name="P30"/>
      <text:p text:style-name="P30"/>
      <text:p text:style-name="P30"/>
      <text:p text:style-name="P30"><draw:custom-shape text:anchor-type="paragraph" draw:z-index="7" draw:name="Shape8" draw:style-name="gr8" draw:text-style-name="P52" svg:width="2.943cm" svg:height="2.733cm" svg:x="1.819cm" svg:y="0.485cm"><text:p><text:s text:c="7"/>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30"><draw:custom-shape text:anchor-type="paragraph" draw:z-index="8" draw:name="Shape9" draw:style-name="gr9" draw:text-style-name="P52" svg:width="3.169cm" svg:height="2.001cm" svg:x="13.515cm" svg:y="0.069cm"><text:p><text:s text:c="8"/>Generate </text:p><text:p><text:s text:c="8"/>Statistics</text:p><draw:enhanced-geometry svg:viewBox="0 0 21600 21600" draw:type="rectangle" draw:enhanced-path="M 0 0 L 21600 0 21600 21600 0 21600 0 0 Z N"/></draw:custom-shap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6">Timeline</text:p>
      <text:p text:style-name="P36"/>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8">Serial Number</text:p>
            </table:table-cell>
            <table:table-cell table:style-name="Table1.A1" office:value-type="string">
              <text:p text:style-name="P48">Tasks</text:p>
            </table:table-cell>
            <table:table-cell table:style-name="Table1.C1" office:value-type="string">
              <text:p text:style-name="P48">Duration</text:p>
            </table:table-cell>
          </table:table-row>
        </table:table-header-rows>
        <table:table-row>
          <table:table-cell table:style-name="Table1.A2" office:value-type="string">
            <text:p text:style-name="P45">1.</text:p>
          </table:table-cell>
          <table:table-cell table:style-name="Table1.A2" office:value-type="string">
            <text:p text:style-name="P45">Synopsis and Presentation Submission</text:p>
          </table:table-cell>
          <table:table-cell table:style-name="Table1.C2" office:value-type="string">
            <text:p text:style-name="P45">8<text:span text:style-name="T23">th</text:span> August - 26<text:span text:style-name="T23">th</text:span> August</text:p>
          </table:table-cell>
        </table:table-row>
        <table:table-row>
          <table:table-cell table:style-name="Table1.A2" office:value-type="string">
            <text:p text:style-name="P45">2.</text:p>
          </table:table-cell>
          <table:table-cell table:style-name="Table1.A2" office:value-type="string">
            <text:p text:style-name="P46">Component Purchasing and Testing</text:p>
          </table:table-cell>
          <table:table-cell table:style-name="Table1.C2" office:value-type="string">
            <text:p text:style-name="P46">27<text:span text:style-name="T23">th</text:span> August - 10<text:span text:style-name="T23">th</text:span> September</text:p>
          </table:table-cell>
        </table:table-row>
        <table:table-row>
          <table:table-cell table:style-name="Table1.A2" office:value-type="string">
            <text:p text:style-name="P46">3.</text:p>
          </table:table-cell>
          <table:table-cell table:style-name="Table1.A2" office:value-type="string">
            <text:p text:style-name="P46">Interfacing sensors and writing server script</text:p>
          </table:table-cell>
          <table:table-cell table:style-name="Table1.C2" office:value-type="string">
            <text:p text:style-name="P46">11<text:span text:style-name="T23">th</text:span> September - 25<text:span text:style-name="T23">th</text:span> September</text:p>
          </table:table-cell>
        </table:table-row>
        <table:table-row>
          <table:table-cell table:style-name="Table1.A2" office:value-type="string">
            <text:p text:style-name="P46">4. </text:p>
          </table:table-cell>
          <table:table-cell table:style-name="Table1.A2" office:value-type="string">
            <text:p text:style-name="P46">Writing Front-End Application </text:p>
          </table:table-cell>
          <table:table-cell table:style-name="Table1.C2" office:value-type="string">
            <text:p text:style-name="P46">26<text:span text:style-name="T23">th</text:span> September - 8<text:span text:style-name="T23">th </text:span><text:span text:style-name="T12">October</text:span></text:p>
          </table:table-cell>
        </table:table-row>
        <table:table-row>
          <table:table-cell table:style-name="Table1.A2" office:value-type="string">
            <text:p text:style-name="P46">5. </text:p>
          </table:table-cell>
          <table:table-cell table:style-name="Table1.A2" office:value-type="string">
            <text:p text:style-name="P46">Integrating Front-End and Back-End services</text:p>
          </table:table-cell>
          <table:table-cell table:style-name="Table1.C2" office:value-type="string">
            <text:p text:style-name="P46">9<text:span text:style-name="T23">th</text:span> October – 23<text:span text:style-name="T23">th</text:span> October</text:p>
          </table:table-cell>
        </table:table-row>
        <table:table-row>
          <table:table-cell table:style-name="Table1.A2" office:value-type="string">
            <text:p text:style-name="P46">6. </text:p>
          </table:table-cell>
          <table:table-cell table:style-name="Table1.A2" office:value-type="string">
            <text:p text:style-name="P46">Testing Phase</text:p>
          </table:table-cell>
          <table:table-cell table:style-name="Table1.C2" office:value-type="string">
            <text:p text:style-name="P46">24<text:span text:style-name="T23">th</text:span> October - 7<text:span text:style-name="T23">th</text:span> November</text:p>
          </table:table-cell>
        </table:table-row>
        <table:table-row>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
      <text:p text:style-name="P31"><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24"><text:span text:style-name="T15">R</text:span><text:span text:style-name="T13">eferences</text:span></text:p>
      <text:p text:style-name="P38"/>
      <text:p text:style-name="P32">[1] Briggs, David J., et al. "A regression-based method for mapping traffic-related air pollution: application and testing in four contrasting urban environments." Science of the Total Environment 253.1 (2000): 151-167.</text:p>
      <text:p text:style-name="P32"/>
      <text:p text:style-name="P32">[2] Barrenetxea, Guillermo, et al. "Sensorscope: Out-of-the-box environmental monitoring." Information Processing in Sensor Networks, 2008. IPSN'08. International Conference on. IEEE, 2008</text:p>
      <text:p text:style-name="P32"/>
      <text:p text:style-name="P20"><text:span text:style-name="T13">[3] </text:span><text:span text:style-name="T6">Kanaroglou, Pavlos S., et al. "Establishing an air pollution monitoring network for intra-urban population exposure assessment: A location-allocation approach." </text:span><text:span text:style-name="T9">Atmospheric Environment</text:span><text:span text:style-name="T6"> 39.13 (2005): 2399-2409.</text:span></text:p>
      <text:p text:style-name="P32"/>
      <text:p text:style-name="P32">[4] Kapička, A., et al. "Proxy mapping of fly-ash pollution of soils around a coal-burning power plant: a case study in the Czech Republic." Journal of Geochemical Exploration 66.1 (1999): 291-297.</text:p>
      <text:p text:style-name="P32"/>
      <text:p text:style-name="P32">[5] Khedo, Kavi K., Rajiv Perseedoss, and Avinash Mungur. "A wireless sensor network air pollution monitoring system." arXiv preprint arXiv:1005.1737 (2010).</text:p>
      <text:p text:style-name="P32"/>
      <text:p text:style-name="P32">[6] <text:s/>Mendez, Diego, et al. "P-sense: A participatory sensing system for air pollution monitoring and control." Pervasive Computing and Communications Workshops (PERCOM Workshops), 2011 IEEE International Conference on. IEEE, 2011.</text:p>
      <text:p text:style-name="P32"/>
      <text:p text:style-name="P32">[7] Tsujita, Wataru, et al. "Gas sensor network for air-pollution monitoring." Sensors and Actuators B: Chemical 110.2 (2005): 304-311.</text:p>
      <text:p text:style-name="P32"/>
      <text:p text:style-name="P33">[8] Pummakarnchana, Ornprapa, N. Tripathi, and Joydeep Dutta. "Air pollution monitoring and GIS modeling: a new use of nanotechnology based solid state gas sensors." Science and Technology of Advanced Materials 6.3 (2005): 251-255.</text:p>
      <text:p text:style-name="P33"/>
      <text:p text:style-name="P34">[9] Herzig, Rolf, et al. "Passive biomonitoring with lichens as a part of an integrated biological measuring system for monitoring air pollution in Switzerland." International Journal of Environmental Analytical Chemistry 35.1 (1989): 43-57.</text:p>
      <text:p text:style-name="P34"/>
      <text:p text:style-name="P34">[10] Edner, Hans, et al. "Differential optical absorption spectroscopy (DOAS) system for urban atmospheric pollution monitoring." Applied optics 32.3 (1993): 327-333.</text:p>
      <text:p text:style-name="P34"/>
      <text:p text:style-name="P34">[11] Clench-Aas, Jocelyne, et al. "Air pollution exposure monitoring and estimating. Part I. Integrated air quality monitoring system." Journal of Environmental Monitoring 1.4 (1999): 313-319.</text:p>
      <text:p text:style-name="P34"/>
      <text:p text:style-name="P34">[12] Chow, Judith C., et al. "The DRI thermal/optical reflectance carbon analysis system: description, evaluation and applications in US air quality studies." Atmospheric Environment. Part A. General Topics 27.8 (1993): 1185-1201.</text:p>
      <text:p text:style-name="P34"/>
      <text:p text:style-name="P34">[13] Cheung, Sai On, Henry CH Suen, and Kevin KW Cheung. "PPMS: a web-based construction project performance monitoring system." Automation in construction 13.3 (2004): 361-376.</text:p>
      <text:p text:style-name="P34"/>
      <text:p text:style-name="P21"><text:span text:style-name="T13">[14] Kadri, Abdullah, et al. "Wireless sensor network for real-time air pollution monitoring." </text:span><text:soft-page-break/><text:span text:style-name="T13">Communications, Signal Processing, and their Applications (ICCSPA), 2013 1st International Conference on. IEEE, 2013.</text:span></text:p>
      <text:p text:style-name="P35"/>
      <text:p text:style-name="P35">[15] Samet, Jonathan M., et al. "Fine particulate air pollution and mortality in 20 US cities, 1987–1994." New England journal of medicine 343.24 (2000): 1742-1749.</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0"><text:soft-page-break/>Project</text:p>
      <text:p text:style-name="P50"/>
      <text:p text:style-name="P51">Real-Time Map-Based Pollution Monitoring And Data Management System</text:p>
      <text:p text:style-name="P39"/>
      <text:p text:style-name="P51">B.Tech Electronics 2015-2019 Fifth Semester</text:p>
      <text:p text:style-name="P39"/>
      <text:p text:style-name="P39"/>
      <text:p text:style-name="P39">Team Memeber Information</text:p>
      <text:p text:style-name="P39"/>
      <text:p text:style-name="P41"/>
      <text:p text:style-name="P41">1. Snehal Raj (500045606)</text:p>
      <text:p text:style-name="P41"/>
      <text:p text:style-name="P41">2. Madhur Verma (50004<text:span text:style-name="T24">7</text:span>439) </text:p>
      <text:p text:style-name="P41"/>
      <text:p text:style-name="P42">3. Vimal Sheoran (500047006)</text:p>
      <text:p text:style-name="P42"/>
      <text:p text:style-name="P42"/>
      <text:p text:style-name="P40">Mentor :<text:span text:style-name="T25"> Dr. Rupendra Pachau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09cm" fo:margin-right="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1T12:32:04.755842274</dc:date>
    <meta:editing-duration>PT3H6M44S</meta:editing-duration>
    <meta:editing-cycles>13</meta:editing-cycles>
    <meta:generator>LibreOffice/5.1.6.2$Linux_X86_64 LibreOffice_project/10m0$Build-2</meta:generator>
    <meta:document-statistic meta:table-count="1" meta:image-count="0" meta:object-count="0" meta:page-count="12" meta:paragraph-count="91" meta:word-count="4490" meta:character-count="29523" meta:non-whitespace-character-count="25098"/>
  </office:meta>
</office:document-meta>
</file>